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E000001A157DBA87ECE0E5726.png" manifest:media-type="image/png"/>
  <manifest:file-entry manifest:full-path="Pictures/10000000000002B000000198FE4C57BBA76D64E7.png" manifest:media-type="image/png"/>
  <manifest:file-entry manifest:full-path="Pictures/10000000000002AA0000019C475343B495955964.png" manifest:media-type="image/png"/>
  <manifest:file-entry manifest:full-path="Pictures/10000000000002AD0000019EDB369ACC54F099D6.png" manifest:media-type="image/png"/>
  <manifest:file-entry manifest:full-path="Pictures/10000000000002AA0000019C71D9FCE8D2503C79.png" manifest:media-type="image/png"/>
  <manifest:file-entry manifest:full-path="Pictures/10000000000002AC000001A3C89089D3AFE932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954cm" svg:height="0.962cm" svg:x="0cm" svg:y="0.254cm">
          <draw:text-box>
            <text:p text:style-name="P1">50</text:p>
          </draw:text-box>
        </draw:frame>
        <draw:frame draw:style-name="gr2" draw:text-style-name="P3" draw:layer="layout" svg:width="18.12cm" svg:height="10.951cm" svg:x="5.146cm" svg:y="2.767cm">
          <draw:image xlink:href="Pictures/10000000000002AD0000019EDB369ACC54F099D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18.094cm" svg:height="11.083cm" svg:x="4.975cm" svg:y="2.328cm">
          <draw:image xlink:href="Pictures/10000000000002AC000001A3C89089D3AFE932E1.png" xlink:type="simple" xlink:show="embed" xlink:actuate="onLoad">
            <text:p/>
          </draw:image>
        </draw:frame>
        <draw:frame draw:style-name="gr1" draw:text-style-name="P5" draw:layer="layout" svg:width="12.954cm" svg:height="0.962cm" svg:x="0cm" svg:y="0.254cm">
          <draw:text-box>
            <text:p>20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12.954cm" svg:height="0.962cm" svg:x="0cm" svg:y="0.254cm">
          <draw:text-box>
            <text:p text:style-name="P1">15</text:p>
          </draw:text-box>
        </draw:frame>
        <draw:frame draw:style-name="gr2" draw:text-style-name="P3" draw:layer="layout" svg:width="18.2cm" svg:height="10.792cm" svg:x="5.106cm" svg:y="2.847cm">
          <draw:image xlink:href="Pictures/10000000000002B000000198FE4C57BBA76D64E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3" draw:layer="layout" svg:width="18.041cm" svg:height="10.898cm" svg:x="5.185cm" svg:y="2.794cm">
          <draw:image xlink:href="Pictures/10000000000002AA0000019C475343B495955964.png" xlink:type="simple" xlink:show="embed" xlink:actuate="onLoad">
            <text:p/>
          </draw:image>
        </draw:frame>
        <draw:frame draw:style-name="gr1" draw:text-style-name="P5" draw:layer="layout" svg:width="12.954cm" svg:height="0.962cm" svg:x="0cm" svg:y="0.254cm">
          <draw:text-box>
            <text:p>10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5" draw:layer="layout" svg:width="12.954cm" svg:height="0.962cm" svg:x="0cm" svg:y="0.254cm">
          <draw:text-box>
            <text:p>05</text:p>
          </draw:text-box>
        </draw:frame>
        <draw:frame draw:style-name="gr2" draw:text-style-name="P3" draw:layer="layout" svg:width="18.147cm" svg:height="11.03cm" svg:x="5.132cm" svg:y="2.728cm">
          <draw:image xlink:href="Pictures/10000000000002AE000001A157DBA87ECE0E572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5" draw:layer="layout" svg:width="12.954cm" svg:height="0.962cm" svg:x="0cm" svg:y="0.254cm">
          <draw:text-box>
            <text:p>02</text:p>
          </draw:text-box>
        </draw:frame>
        <draw:frame draw:style-name="gr2" draw:text-style-name="P3" draw:layer="layout" svg:width="18.041cm" svg:height="10.898cm" svg:x="5.185cm" svg:y="2.794cm">
          <draw:image xlink:href="Pictures/10000000000002AA0000019C71D9FCE8D2503C79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3:01:26.045232572</meta:creation-date>
    <dc:date>2019-11-04T14:17:37.143290283</dc:date>
    <meta:editing-duration>PT45M4S</meta:editing-duration>
    <meta:editing-cycles>3</meta:editing-cycles>
    <meta:generator>LibreOffice/6.0.7.3$Linux_X86_64 LibreOffice_project/00m0$Build-3</meta:generator>
    <meta:document-statistic meta:object-count="45"/>
  </office:meta>
</office:document-meta>
</file>